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Pictures/2000000E000000DF000000DF4F637124.svm" manifest:media-type="image/x-svm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tudio-prueba" table:style-name="ta1">
        <table:shapes>
          <draw:frame draw:z-index="0" draw:name="Estudio experimental backtracking" draw:style-name="gr1" draw:text-style-name="P1" svg:width="18.801cm" svg:height="12.033cm" svg:x="9.882cm" svg:y="2.337cm">
            <draw:object draw:notify-on-update-of-ranges="'estudio-prueba'.A1:'estudio-prueba'.A32 'estudio-prueba'.B1:'estudio-prueba'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9" calcext:value-type="float">
            <text:p>0,0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72" calcext:value-type="float">
            <text:p>0,4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86" calcext:value-type="float">
            <text:p>0,7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9" calcext:value-type="float">
            <text:p>0,1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8" calcext:value-type="float">
            <text:p>0,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2" calcext:value-type="float">
            <text:p>0,0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9" calcext:value-type="float">
            <text:p>0,1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1" calcext:value-type="float">
            <text:p>0,0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94" calcext:value-type="float">
            <text:p>0,0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7" calcext:value-type="float">
            <text:p>0,0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99" calcext:value-type="float">
            <text:p>0,0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19" calcext:value-type="float">
            <text:p>0,7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69" calcext:value-type="float">
            <text:p>0,0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64" calcext:value-type="float">
            <text:p>0,3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6.608" calcext:value-type="float">
            <text:p>126,6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214.6" calcext:value-type="float">
            <text:p>12214,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468" calcext:value-type="float">
            <text:p>584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6T16:17:08.550027102</dc:date>
    <meta:editing-duration>PT5M43S</meta:editing-duration>
    <meta:editing-cycles>1</meta:editing-cycles>
    <meta:document-statistic meta:table-count="1" meta:cell-count="52" meta:object-count="1"/>
    <meta:generator>LibreOffice/7.6.4.1$Linux_X86_64 LibreOffice_project/6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4F637124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02cm" svg:height="12.034cm" xlink:href=".." xlink:type="simple" chart:class="chart:scatter" chart:style-name="ch1">
        <chart:title svg:x="5.905cm" svg:y="0.376cm" chart:style-name="ch2">
          <text:p>Estudio experimental backtracking</text:p>
        </chart:title>
        <chart:plot-area chart:style-name="ch3" table:cell-range-address="'estudio-prueba'.A1:'estudio-prueba'.B32" svg:x="1.387cm" svg:y="1.395cm" svg:width="17.039cm" svg:height="9.418cm">
          <chart:coordinate-region svg:x="2.564cm" svg:y="1.594cm" svg:width="15.675cm" svg:height="8.572cm"/>
          <chart:axis chart:dimension="x" chart:name="primary-x" chart:style-name="ch4">
            <chart:title svg:x="9.108cm" svg:y="11.053cm" chart:style-name="ch5">
              <text:p>Valor de n</text:p>
            </chart:title>
          </chart:axis>
          <chart:axis chart:dimension="y" chart:name="primary-y" chart:style-name="ch6">
            <chart:title svg:x="0.451cm" svg:y="7.061cm" chart:style-name="ch7">
              <text:p>Tiempo (ms)</text:p>
            </chart:title>
            <chart:grid chart:style-name="ch8" chart:class="major"/>
          </chart:axis>
          <chart:series chart:style-name="ch9" chart:values-cell-range-address="'estudio-prueba'.B1:'estudio-prueba'.B32" chart:class="chart:scatter">
            <chart:domain table:cell-range-address="'estudio-prueba'.A1:'estudio-prueba'.A32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estudio-prueba'.A1:'estudio-prueba'.A32</svg:desc>
                </draw:g>
              </table:table-cell>
              <table:table-cell office:value-type="float" office:value="0.012">
                <text:p>0.012</text:p>
                <draw:g>
                  <svg:desc>'estudio-prueba'.B1:'estudio-prueba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6.608">
                <text:p>126.6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214.6">
                <text:p>12214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58468">
                <text:p>584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